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1" svg:font-family="'Bitstream Vera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fo:font-size="12pt" fo:font-weight="normal" style:font-size-asian="12pt" style:font-weight-asian="normal" style:font-size-complex="12pt" style:font-weight-complex="normal"/>
    </style:style>
    <style:style style:name="P2" style:family="paragraph" style:parent-style-name="Preformatted_20_Text">
      <style:text-properties fo:font-size="12pt" fo:font-weight="bold" style:font-size-asian="12pt" style:font-weight-asian="bold" style:font-size-complex="12pt" style:font-weight-complex="bold"/>
    </style:style>
    <style:style style:name="P3" style:family="paragraph" style:parent-style-name="Preformatted_20_Text">
      <style:text-properties fo:font-size="12pt" style:font-size-asian="12pt" style:font-size-complex="12pt"/>
    </style:style>
    <style:style style:name="P4" style:family="paragraph" style:parent-style-name="Heading_20_1">
      <style:text-properties fo:font-size="12pt" fo:font-weight="normal" style:font-size-asian="12pt" style:font-weight-asian="normal" style:font-size-complex="12pt" style:font-weight-complex="normal"/>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style:font-size-asian="12pt" style:font-size-complex="12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font-style="italic"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style:font-size-asian="12pt"/>
    </style:style>
    <style:style style:name="T6" style:family="text">
      <style:text-properties fo:font-weight="normal" style:font-weight-asian="normal" style:font-weight-complex="normal"/>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text-position="33% 80%" fo:font-style="italic" fo:font-weight="normal" style:font-style-asian="italic" style:font-weight-asian="normal" style:font-style-complex="italic" style:font-weight-complex="normal"/>
    </style:style>
    <style:style style:name="T12" style:family="text">
      <style:text-properties style:text-position="33% 80%" fo:font-size="12pt" fo:font-weight="normal" style:font-size-asian="12pt" style:font-weight-asian="normal" style:font-size-complex="12pt" style:font-weight-complex="normal"/>
    </style:style>
    <style:style style:name="T13" style:family="text">
      <style:text-properties style:text-position="33% 80%"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text-position="33% 80%" fo:font-size="12pt" fo:font-weight="bold" style:font-size-asian="12pt" style:font-weight-asian="bold" style:font-size-complex="12pt" style:font-weight-complex="bold"/>
    </style:style>
    <style:style style:name="T15" style:family="text">
      <style:text-properties style:text-position="33% 80%" fo:font-weight="bold" style:font-weight-asian="bold" style:font-weight-complex="bold"/>
    </style:style>
    <style:style style:name="T16" style:family="text">
      <style:text-properties style:text-position="33% 80%"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style:font-size-asian="12pt"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_UFe.ka</text:p>
      <text:p text:style-name="P2"/>
      <text:p text:style-name="P1">MtrC -&gt; Flavins -&gt; Fe insoluble</text:p>
      <text:p text:style-name="P2"/>
      <text:p text:style-name="P2">Agents:</text:p>
      <text:p text:style-name="P1">%agent: mtrC(dom1, dom2, dom3) </text:p>
      <text:p text:style-name="P1">%agent: Flavin(conn, carry~0~2)</text:p>
      <text:p text:style-name="P1">%agent: InsolubleIron(conn, carry~0~2~10)</text:p>
      <text:p text:style-name="P1"/>
      <text:p text:style-name="P1">MtrC has 3 hemes that interact with other agents in the model.</text:p>
      <text:p text:style-name="P1">As per <text:span text:style-name="T17">Jensen,2010</text:span>[1], there are 75 MtrC.</text:p>
      <text:p text:style-name="P1"/>
      <text:p text:style-name="P1">Flavin has 1 connection point to other agents and either carries 0 or 2 electrons at any time(initially they all carry 0). Number of flavins can be varied to observe how the electron transmission rate is affected.As per <text:span text:style-name="T17">Baron, 2009</text:span>[4] The default rate is 0.2 micromoles</text:p>
      <text:p text:style-name="P1"/>
      <text:p text:style-name="P1">InsolubleIron also has 1 connection point and can accept electrons either from Flavins or from MtrC directly. Initially all <text:s/>InsolubleIron agents carry 0 electrons. The number of InsolubleIron agents can also be varied. Specifically we try the values given by the two different sizes of Iron particles tried in <text:span text:style-name="T17">Jensen,2010</text:span>[1]</text:p>
      <text:p text:style-name="P1"/>
      <text:p text:style-name="P2">Rules:</text:p>
      <text:p text:style-name="P1">'mtrC connects to Flavin at dom2' </text:p>
      <text:p text:style-name="P1">'mtrC connects to Flavin at dom3' </text:p>
      <text:p text:style-name="P1"/>
      <text:p text:style-name="P1">'mtrC disconnects from Flavin at dom2' </text:p>
      <text:p text:style-name="P1">'mtrC disconnects from Flavin at dom3'</text:p>
      <text:p text:style-name="P1"/>
      <text:p text:style-name="P1">'mtrC connects to free InsolubleIron' </text:p>
      <text:p text:style-name="P1">'mtrC disconnects from InsolubleIron' </text:p>
      <text:p text:style-name="P1"/>
      <text:p text:style-name="P1">'Flavin connects to free InsolubleIron' </text:p>
      <text:p text:style-name="P1">'Flavin with electrons disconnects from InsolubleIron'</text:p>
      <text:p text:style-name="P1"/>
      <text:p text:style-name="P1">The heme structure of mtrC is detailed in <text:span text:style-name="T17">Clark,2011</text:span>[2]. This shows that one of mtrC’s hemes connects to insoluble iron and the others to flavins. The hemes work independently of one another. Both the Flavins and the Iron particles accept electrons from MtrC. Flavin then independently connect to InsolubleIron and pass on the electrons taken from MtrC.</text:p>
      <text:p text:style-name="P1"/>
      <text:p text:style-name="P1">The relative rates at which the reactions occur can be determined from some experimental results. <text:span text:style-name="T17">Jensen,2010</text:span>[1] shows that when the amount of iron particles is increased by several orders of magnitude, the rate of electron transfer increases only by 2.5 </text:p>
      <text:p text:style-name="P1">However, <text:span text:style-name="T17">Baron, 2009</text:span>[4] shows that addition of Flavin can increase the rate significantly more than that, therefore the amount of electrons reaching mtrC is not the bottleneck. By replicating this <text:soft-page-break/>result we <text:s/>we’re able to empirically set the on and off rates between mtrC and InsolubleIron.</text:p>
      <text:p text:style-name="P1"/>
      <text:p text:style-name="P1">Furthermore, <text:span text:style-name="T17">Baron, 2009</text:span>[4] also shows that the effect of adding Flavins isn’t linear either. Here the bottleneck is likely the small amount of hemes where the Flavins can connect to accept electrons. Replicating the expected behaviour we are also able to determine the on and off rates between Flavin and the other agents. Our result is also corroborated by <text:span text:style-name="T17">Brutinel,2011</text:span>[3] which predicts that decoupling between flavins and mtrC will be significantly faster than between InsolubleIron and mtrC.</text:p>
      <text:p text:style-name="P1"/>
      <text:p text:style-name="P2">VERIFICATION:</text:p>
      <text:p text:style-name="P1"><text:span text:style-name="T17">Jensen,2010</text:span>[1] says reduction of InsolubleIron without any Flavins is ~10x slower than in Shewanella. </text:p>
      <text:p text:style-name="P1">The model predicts that 0.2 micromoles of Flavins would be needed to increase the rate 10x. <text:span text:style-name="T17">von Canstein,2008</text:span>[5] shows that external flavin production in Shewanella is within 0.1 – 0.8 micromoles. Therefore prediction is within the expected range.</text:p>
      <text:p text:style-name="P1"/>
      <text:p text:style-name="P1"/>
      <text:p text:style-name="P1"/>
      <text:p text:style-name="P2">4_MtrABC.ka</text:p>
      <text:p text:style-name="P1"/>
      <text:p text:style-name="P1">NapC -&gt; MtrA</text:p>
      <text:p text:style-name="P1">MtrA -&gt; Fe soluble</text:p>
      <text:p text:style-name="P1">MtrA -&gt; MtrB</text:p>
      <text:p text:style-name="P2"/>
      <text:p text:style-name="P2">Agents:</text:p>
      <text:p text:style-name="P1">%agent: mtrB(dom)</text:p>
      <text:p text:style-name="P1">%agent: NapC(dom)</text:p>
      <text:p text:style-name="P1">%agent: mtrA(conn, carry~0~1~2~3~4~5~6~7~8~9~10)</text:p>
      <text:p text:style-name="P1">%agent: mtrBCounter()</text:p>
      <text:p text:style-name="P1">%agent: IronCounter()</text:p>
      <text:p text:style-name="P1">%agent: IronPlaceholder()</text:p>
      <text:p text:style-name="P1"/>
      <text:p text:style-name="P1">mtrB is the end point of this model and accepts electrons from MtrA through a single connection site.</text:p>
      <text:p text:style-name="P1"><text:span text:style-name="T17">Richter,2012</text:span>[7] shows that MtrC stays attached to MtrB. <text:span text:style-name="T17">Jensen,2010</text:span>[1] shows that there are 75 MtrC so there are 75 MtrBs as well.</text:p>
      <text:p text:style-name="P1"><text:s/></text:p>
      <text:p text:style-name="P1">NapC is the start point and provides electrons to mtrA through a single heme. <text:span text:style-name="T17">Jensen,2010</text:span>[1] suggests that the number of NapCs is significantly lower than that of mtrAs</text:p>
      <text:p text:style-name="P1"/>
      <text:p text:style-name="P1">MtrA shuttles electrons between NapC and mtrA. On the way it can also encounter soluble iron molecules that accept an electron. Again, <text:span text:style-name="T17">Jensen,2010</text:span>[1], sets the number of MtrAs at 2100.</text:p>
      <text:p text:style-name="P1"/>
      <text:p text:style-name="P1">MtrBCounter and IronCounter are agents that just keep track of the number of electrons that have been involved in reactions involving <text:soft-page-break/>mtrB and soluble Iron, respectively.</text:p>
      <text:p text:style-name="P1"/>
      <text:p text:style-name="P1">IronPlaceholder is a single agent that acts as a placeholder for all the individual soluble Iron molecules. Its reaction rate is adjusted to take account of this fact. This complication is necessary because there are far too many iron molecules to be modelled individually.</text:p>
      <text:p text:style-name="P1"/>
      <text:p text:style-name="P2">Rules:</text:p>
      <text:p text:style-name="P2"/>
      <text:p text:style-name="P1">'mtrA connects to NapC' </text:p>
      <text:p text:style-name="P1">'mtrA disconnects from NapC' </text:p>
      <text:p text:style-name="P1"></text:p>
      <text:p text:style-name="P1">'mtrA connects to mtrB' </text:p>
      <text:p text:style-name="P1">'mtrA disconnects from mtrB' </text:p>
      <text:p text:style-name="P1"></text:p>
      <text:p text:style-name="P1">'mtrA donates to SolubleIron'</text:p>
      <text:p text:style-name="P1"/>
      <text:p text:style-name="P1">mtrA can connect through a single heme to either NapC, where it accepts electrons, or to mtrB where it donates them. It can also encounter a soluble Iron particle in which case a single electron is donated to the molecule.</text:p>
      <text:p text:style-name="P1"/>
      <text:p text:style-name="P1"><text:span text:style-name="T17">Jensen,2010</text:span>[1] suggests that transfer between NapC and mtrA is the limiting factor in the soluble Iron oxidation rate. Additionally, we are given a change of oxidation rate dependent on the number of mtrAs. Modelling to fit this curve gives us the on and off rates between NapC and mtrA.</text:p>
      <text:p text:style-name="P1"/>
      <text:p text:style-name="P1"/>
      <text:p text:style-name="P1"><text:span text:style-name="T17">Jones,2010</text:span>[8] shows that in Shewanella soluble oxidation is up to 20 times bigger than insoluble one. <text:span text:style-name="T17">Jensen,2010</text:span>[1] claims that soluble oxidation in ecoli is ~30 times slower than Shewanella and insoluble is ~10 times slower. Therefore in ecoli the soluble rate should be about 7 times higher than the insoluble one. <text:s/>This fact is used to empirically determine the reaction rates.</text:p>
      <text:p text:style-name="P1"/>
      <text:p text:style-name="P2">6.ka</text:p>
      <text:p text:style-name="P1">NapC -&gt; MtrA</text:p>
      <text:p text:style-name="P1">MtrA -&gt; Fe soluble</text:p>
      <text:p text:style-name="P1">MtrA -&gt; MtrB -&gt; mtrC</text:p>
      <text:p text:style-name="P1">MtrC -&gt; Flavins -&gt; Fe insoluble</text:p>
      <text:p text:style-name="P1"/>
      <text:p text:style-name="P1">This model is just a concatenation of models 4 and 5. Therefore many of the rules and agents are identical to the previous ones. Only the ones that differ in some aspect are detailed upon below.</text:p>
      <text:p text:style-name="P1"/>
      <text:p text:style-name="P2">Agents:</text:p>
      <text:p text:style-name="P1">%agent: NapC(dom, carry~0~2~4)</text:p>
      <text:p text:style-name="P1">%agent: mtrA(conn, carry~0~1~2~3~4~5~6~7~8~9~10)</text:p>
      <text:p text:style-name="P1">%agent: mtrBCounter()</text:p>
      <text:p text:style-name="P1">%agent: SolubleIronCounter()</text:p>
      <text:p text:style-name="P1"><text:soft-page-break/>%agent: IronPlaceholder()</text:p>
      <text:p text:style-name="P1">%agent: InsolubleIronMtrCounter()</text:p>
      <text:p text:style-name="P1">%agent: InsolubleIronFlavinCounter()</text:p>
      <text:p text:style-name="P1"></text:p>
      <text:p text:style-name="P1">%agent: mtrBC(domB, domC1, domC2, domC3, carry~0~1~2~3~4~5~6~7~8~9~10) </text:p>
      <text:p text:style-name="P1">%agent: Flavin(conn, carry~0~1~2) </text:p>
      <text:p text:style-name="P1">%agent: InsolubleIron(dom1, dom2, carry~0~2~10)</text:p>
      <text:p text:style-name="P1"/>
      <text:p text:style-name="P1">NapC can now carry 0, 2 or 4 electrons as per model 2.</text:p>
      <text:p text:style-name="P1"/>
      <text:p text:style-name="P1">mtrB is now completely modelled, as per <text:span text:style-name="T17">Clarke,2011</text:span>[2], with 10 hemes 4 of which interact with other agents.</text:p>
      <text:p text:style-name="P1"/>
      <text:p text:style-name="P1">InsolubleIronMtrCounter and InsolubleIronFlavinCounter are added to keep track of the number of electrons passing through the mtrC-InsolubleIron and the Flavin-InsolubleIron reactions respectively.</text:p>
      <text:p text:style-name="P1"/>
      <text:p text:style-name="P1">All other agents are identical to the ones in models 3 and 4.</text:p>
      <text:p text:style-name="P1"/>
      <text:p text:style-name="P1"><text:span text:style-name="T17">Rules:</text:span></text:p>
      <text:p text:style-name="P1"/>
      <text:p text:style-name="P1">'mtrA connects to NapC' </text:p>
      <text:p text:style-name="P1">'mtrA disconnects from NapC'</text:p>
      <text:p text:style-name="P1"/>
      <text:p text:style-name="P1">'mtrA connects to mtrB' </text:p>
      <text:p text:style-name="P1">'mtrA disconnects from mtrB' </text:p>
      <text:p text:style-name="P1"/>
      <text:p text:style-name="P1">'mtrA donates to SolubleIron' </text:p>
      <text:p text:style-name="P1"/>
      <text:p text:style-name="P1">'mtrC connects to Flavin at dom2'</text:p>
      <text:p text:style-name="P1">'mtrC connects to Flavin at dom3' </text:p>
      <text:p text:style-name="P1"/>
      <text:p text:style-name="P1">'mtrC donates to Flavin at dom2' </text:p>
      <text:p text:style-name="P1">'mtrC donates to Flavin at dom3' </text:p>
      <text:p text:style-name="P1"/>
      <text:p text:style-name="P1">'mtrC connects to free InsolubleIron' </text:p>
      <text:p text:style-name="P1">'mtrC disconnects from InsolubleIron'</text:p>
      <text:p text:style-name="P1"/>
      <text:p text:style-name="P1">'Flavin connects to free InsolubleIron' </text:p>
      <text:p text:style-name="P1">'Flavin disconnects from InsolubleIron'</text:p>
      <text:p text:style-name="P1"/>
      <text:p text:style-name="P1">All the rules are the same as in models 4 and 5</text:p>
      <text:p text:style-name="P1">The relative rates are kept in the same proportion, they are just multiplied by a factor such that all the models work on roughly the same timescale and can therefore be linked.</text:p>
      <text:p text:style-name="P1"/>
      <text:p text:style-name="P2">Verifications:</text:p>
      <text:p text:style-name="P1"/>
      <text:p text:style-name="P1">As expected from <text:span text:style-name="T17">Jones,2010</text:span>[8] and <text:span text:style-name="T17">Jensen,2010</text:span>[1], increasing the amount of NapC makes the behaviour of the system more similar to that of Shewanella and the ratio between soluble and insoluble <text:soft-page-break/>oxidation rates increases from ~9 to ~20 <text:s/></text:p>
      <text:p text:style-name="P1"/>
      <text:p text:style-name="P1">Increasing the amount of Flavins by 2 orders of magnitude only increases the oxidation rate by 4-5 times. This is the same behaviour observed in <text:s/><text:span text:style-name="T17">Coursolle,2010</text:span>[6]</text:p>
      <text:p text:style-name="P1"/>
      <text:p text:style-name="P1"/>
      <text:p text:style-name="P2">Bibliography:</text:p>
      <text:p text:style-name="P2"/>
      <text:p text:style-name="P1">[1] 5. <text:span text:style-name="T8">Engineering of a synthetic electron conduit in living cells. </text:span><text:span text:style-name="T17">Heather M. Jensen, b, Aaron E. Albers, Konstantin R. Malley,1, Yuri Y. Londer, Bruce E. Cohen, Brett A. Helms,.</text:span> s.l. : PNAS, 2010, Vol. 107.</text:p>
      <text:h text:style-name="P4" text:outline-level="1"><text:bookmark text:name="article-title-1"/>[2]<text:span text:style-name="T8">Structure of a bacterial cell surface decaheme electron conduit. </text:span><text:span text:style-name="T17">Thomas A. Clarke, 1, Marcus J. Edwards, Andrew J. Gates, Andrea Hall, Gaye F. White, Justin Bradley, Catherine L. Reardon, Liang Shi, Alexander S. Beliaev, Matthew J. Marshall, Zheming Wang, Nicholas J. Watmough, James K. Fredrickson, John M.</text:span> 23, s.l. : PNAS, 2011, Vol. 107. 9384-9389.</text:h>
      <text:p text:style-name="P5"/>
      <text:p text:style-name="P3"><text:span text:style-name="T6">[3] </text:span><text:span text:style-name="T9">Shuttling happens: soluble flavin mediators of extracellular electron transfer in Shewanella. </text:span><text:span text:style-name="T17">Brutinel ED, Gralnick</text:span><text:span text:style-name="T6"> JA.Appl Microbiol Biotechnol. 2012 Jan;93(1):41-8. Epub 2011 Nov 10.</text:span></text:p>
      <text:p text:style-name="P1"/>
      <text:p text:style-name="P3"><text:span text:style-name="T6">[4]</text:span><text:span text:style-name="T11">Electrochemical Measurement of Electron Transfer Kinetics by Shewanella oneidensis MR-1. </text:span><text:span text:style-name="T15">Daniel Baron, Edward LaBelle, Dan Coursolle, Jeffrey A. Gralnick, and Daniel R. Bond.</text:span><text:span text:style-name="T16"> s.l. : J Biol Chem., 2009, Vol. 284(42). 28865–28873.</text:span></text:p>
      <text:p text:style-name="P1"/>
      <text:p text:style-name="P3"><text:span text:style-name="T6">[5]Secretion of flavins by Shewanella species and their role in extracellular electron transfer. </text:span><text:span text:style-name="T17">von Canstein H, Ogawa J, Shimizu S, Lloyd JR. </text:span><text:span text:style-name="T6">Appl Environ Microbiol. 2008 Feb;74(3):615-23. Epub 2007 Dec 7.</text:span></text:p>
      <text:p text:style-name="P3"><text:s/></text:p>
      <text:p text:style-name="P6"><text:span text:style-name="T6">[6]</text:span><text:span text:style-name="T10">The Mtr Respiratory Pathway Is Essential for Reducing Flavins and Electrodes in Shewanella oneidensis. </text:span><text:span text:style-name="T17">Dan Coursolle, Daniel B. Baron, Daniel R. Bond, and Jeffrey A. Gralnick.</text:span><text:span text:style-name="T6"> s.l. : Journal of Bacteriology, 2010, Vol. 192. 467-474.</text:span></text:p>
      <text:p text:style-name="P6"><text:span text:style-name="T6"/></text:p>
      <text:p text:style-name="P6"><text:span text:style-name="T6">[7] </text:span><text:span text:style-name="T10">Dissimilatory Reduction of Extracellular Electron Acceptors in Anaerobic Respiration. </text:span><text:span text:style-name="T17">Katrin Richter, Marcus Schicklberger and Johannes Gescher.</text:span><text:span text:style-name="T6"> s.l. : Applied and Environmental Microbiology, 2012, Vol. 78. 913-921.</text:span></text:p>
      <text:p text:style-name="P5"/>
      <text:p text:style-name="P3"><text:span text:style-name="T6">[8]Shewanella oneidensis MR-1 mutants selected for their inability to produce soluble organic-Fe(III) complexes are unable to respire Fe(III) as anaerobic electron acceptor.</text:span><text:span text:style-name="T17">Jones ME, Fennessey CM, DiChristina TJ, Taillefert M</text:span>. Environ Microbiol. 2010 Apr;12(4):938-50. Epub 2010 Jan 18.</text:p>
      <text:p text:style-name="P3"><text:span text:style-name="T6"/></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Bitstream Vera Sans1" svg:font-family="'Bitstream Vera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Bitstream Vera Sans1"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Bitstream Vera Sans" style:font-size-asian="24pt" style:font-weight-asian="bold" style:font-name-complex="Lohit Devanagar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9-24T01:20:47</dc:date>
    <dc:creator>Haggis McMutton</dc:creator>
    <meta:generator>LibreOffice/3.4$Unix LibreOffice_project/340m1$Build-502</meta:generator>
    <meta:editing-duration>PT2H49M51S</meta:editing-duration>
    <meta:editing-cycles>20</meta:editing-cycles>
    <meta:document-statistic meta:table-count="0" meta:image-count="0" meta:object-count="0" meta:page-count="5" meta:paragraph-count="106" meta:word-count="1415" meta:character-count="9292" meta:non-whitespace-character-count="7930"/>
  </office:meta>
</office:document-meta>
</file>